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38.26mm"/>
    </style:style>
    <style:style style:name="co5" style:family="table-column">
      <style:table-column-properties fo:break-before="auto" style:column-width="203.73mm"/>
    </style:style>
    <style:style style:name="co6" style:family="table-column">
      <style:table-column-properties fo:break-before="auto" style:column-width="221.72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ug">
      <style:table-properties table:display="true" style:writing-mode="lr-tb"/>
    </style:style>
    <style:style style:name="ta2" style:family="table" style:master-page-name="PageStyle_5f_Sep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2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d0d0d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acking</text:p>
          </table:table-cell>
          <table:table-cell table:style-name="ce9" office:value-type="string" calcext:value-type="string">
            <text:p>Project</text:p>
          </table:table-cell>
          <table:table-cell table:style-name="ce13" office:value-type="string" calcext:value-type="string">
            <text:p>Activity</text:p>
          </table:table-cell>
          <table:table-cell table:style-name="ce13" office:value-type="string" calcext:value-type="string">
            <text:p>Description</text:p>
          </table:table-cell>
          <table:table-cell table:style-name="ce20" office:value-type="string" calcext:value-type="string">
            <text:p>BugFix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5" calcext:value-type="date">
            <text:p>05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configure code with ms sql configuration</text:p>
          </table:table-cell>
          <table:table-cell table:style-name="ce17" office:value-type="string" calcext:value-type="string">
            <text:p>configure code with ms sql configu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5" calcext:value-type="date">
            <text:p>05/09/2016</text:p>
          </table:table-cell>
          <table:table-cell table:style-name="ce5" office:value-type="string" calcext:value-type="string">
            <text:p>Yogesh Dobariya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configure code with ms sql configuration</text:p>
          </table:table-cell>
          <table:table-cell table:style-name="ce17" office:value-type="string" calcext:value-type="string">
            <text:p>configure code with ms sql configu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6" calcext:value-type="date">
            <text:p>06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Bucap static page <text:s/>completed</text:p>
          </table:table-cell>
          <table:table-cell table:style-name="ce17" office:value-type="string" calcext:value-type="string">
            <text:p>Bucap static page <text:s/>completed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6" calcext:value-type="date">
            <text:p>06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Bucap- comune di bologna pages(html)</text:p>
          </table:table-cell>
          <table:table-cell table:style-name="ce17" office:value-type="string" calcext:value-type="string">
            <text:p>Bucap- comune di bologna pages(html)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6" calcext:value-type="date">
            <text:p>06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Bucap</text:p>
          </table:table-cell>
          <table:table-cell table:style-name="ce15" office:value-type="string" calcext:value-type="string">
            <text:p>making 2 pages for Comune Bologna</text:p>
          </table:table-cell>
          <table:table-cell table:style-name="ce17" office:value-type="string" calcext:value-type="string">
            <text:p>making 2 pages for Comune Bologna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7" calcext:value-type="date">
            <text:p>07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Bucap static page changes completed</text:p>
          </table:table-cell>
          <table:table-cell table:style-name="ce17" office:value-type="string" calcext:value-type="string">
            <text:p>Bucap static page changes completed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7" calcext:value-type="date">
            <text:p>07/09/2016</text:p>
          </table:table-cell>
          <table:table-cell table:style-name="ce5" office:value-type="string" calcext:value-type="string">
            <text:p>Dakshay Khalasi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Bucap static page changes completed</text:p>
          </table:table-cell>
          <table:table-cell table:style-name="ce17" office:value-type="string" calcext:value-type="string">
            <text:p>Bucap static page changes completed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7" calcext:value-type="date">
            <text:p>07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pc set up(sql server 2008) for bucap project</text:p>
          </table:table-cell>
          <table:table-cell table:style-name="ce17" office:value-type="string" calcext:value-type="string">
            <text:p>pc set up(sql server 2008) for bucap project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7" calcext:value-type="date">
            <text:p>07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access sql server in ubuntu</text:p>
          </table:table-cell>
          <table:table-cell table:style-name="ce17" office:value-type="string" calcext:value-type="string">
            <text:p>access sql server in ubuntu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8" calcext:value-type="date">
            <text:p>08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setup windows and setup code with mssql on it and started working on ticket module</text:p>
          </table:table-cell>
          <table:table-cell table:style-name="ce17" office:value-type="string" calcext:value-type="string">
            <text:p>setup windows and setup code with mssql on it and started working on ticket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8" calcext:value-type="date">
            <text:p>08/09/2016</text:p>
          </table:table-cell>
          <table:table-cell table:style-name="ce5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setup windows and setup code with mssql on it and started working on ticket module</text:p>
          </table:table-cell>
          <table:table-cell table:style-name="ce17" office:value-type="string" calcext:value-type="string">
            <text:p>setup windows and setup code with mssql on it and started working on ticket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8" calcext:value-type="date">
            <text:p>08/09/2016</text:p>
          </table:table-cell>
          <table:table-cell table:style-name="ce5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setup windows and setup code with mssql on it and started working on ticket module</text:p>
          </table:table-cell>
          <table:table-cell table:style-name="ce17" office:value-type="string" calcext:value-type="string">
            <text:p>setup windows and setup code with mssql on it and started working on ticket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8" calcext:value-type="date">
            <text:p>08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new code intigration and attiva module continue</text:p>
          </table:table-cell>
          <table:table-cell table:style-name="ce17" office:value-type="string" calcext:value-type="string">
            <text:p>new code intigration and attiva module continu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8" calcext:value-type="date">
            <text:p>08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study new assigned <text:s/>task and implement excel file import in core php</text:p>
          </table:table-cell>
          <table:table-cell table:style-name="ce17" office:value-type="string" calcext:value-type="string">
            <text:p>study new assigned <text:s/>task and implement excel file import in core php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8" calcext:value-type="date">
            <text:p>08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setup windows machine and installed required s/w for bucap.</text:p>
          </table:table-cell>
          <table:table-cell table:style-name="ce17" office:value-type="string" calcext:value-type="string">
            <text:p>setup windows and setup code with mssql on it and started working on ticket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9" calcext:value-type="date">
            <text:p>09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Ticket attiva field task </text:p>
          </table:table-cell>
          <table:table-cell table:style-name="ce17" office:value-type="string" calcext:value-type="string">
            <text:p>Ticket attiva field task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9" calcext:value-type="date">
            <text:p>0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Bug to add a new field in progetto and tickets sections</text:p>
          </table:table-cell>
          <table:table-cell table:style-name="ce17" office:value-type="string" calcext:value-type="string">
            <text:p>Bug to add a new field in progetto and tickets section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9" calcext:value-type="date">
            <text:p>0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study excel sheet and database and setup project in windows</text:p>
          </table:table-cell>
          <table:table-cell table:style-name="ce17" office:value-type="string" calcext:value-type="string">
            <text:p>study excel sheet and database and setup project in window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09" calcext:value-type="date">
            <text:p>0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compare excel sheet and database and setup project in windows</text:p>
          </table:table-cell>
          <table:table-cell table:style-name="ce17" office:value-type="string" calcext:value-type="string">
            <text:p>compare excel sheet and database and setup project in window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9" calcext:value-type="date">
            <text:p>09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ucap</text:p>
          </table:table-cell>
          <table:table-cell table:style-name="ce14" office:value-type="string" calcext:value-type="string">
            <text:p>access sql server and setup code</text:p>
          </table:table-cell>
          <table:table-cell table:style-name="ce17" office:value-type="string" calcext:value-type="string">
            <text:p>compare excel sheet and database and setup project in window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10" calcext:value-type="date">
            <text:p>10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bug fix and code delivered</text:p>
          </table:table-cell>
          <table:table-cell table:style-name="ce17" office:value-type="string" calcext:value-type="string">
            <text:p>bug fix and code delivered</text:p>
          </table:table-cell>
          <table:table-cell table:style-name="ce21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0" calcext:value-type="date">
            <text:p>10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study Gestoine Project</text:p>
          </table:table-cell>
          <table:table-cell table:style-name="ce17" office:value-type="string" calcext:value-type="string">
            <text:p>study Gestoine Project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0" calcext:value-type="date">
            <text:p>10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study Gestoine Project and code integration</text:p>
          </table:table-cell>
          <table:table-cell table:style-name="ce17" office:value-type="string" calcext:value-type="string">
            <text:p>study Gestoine Project and cod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0" calcext:value-type="date">
            <text:p>10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Gestione Gettoni</text:p>
          </table:table-cell>
          <table:table-cell table:style-name="ce14" office:value-type="string" calcext:value-type="string">
            <text:p>study Gestoine Project</text:p>
          </table:table-cell>
          <table:table-cell table:style-name="ce17" office:value-type="string" calcext:value-type="string">
            <text:p>study Gestoine Project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Bucap</text:p>
          </table:table-cell>
          <table:table-cell table:number-columns-repeated="2" table:style-name="ce15" office:value-type="string" calcext:value-type="string">
            <text:p>faldoni dinamic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Integration of code in local pc and code study </text:p>
          </table:table-cell>
          <table:table-cell table:style-name="ce17" office:value-type="string" calcext:value-type="string">
            <text:p>Integration of code in local pc and code study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Integration of code in local pc ,code study and faldoni dinamic module integration</text:p>
          </table:table-cell>
          <table:table-cell table:style-name="ce17" office:value-type="string" calcext:value-type="string">
            <text:p>Integration of code in local pc ,code study and faldoni dinamic modul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3" calcext:value-type="date">
            <text:p>13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Bucap</text:p>
          </table:table-cell>
          <table:table-cell table:number-columns-repeated="2" table:style-name="ce15" office:value-type="string" calcext:value-type="string">
            <text:p>update dynamic faldoni data entry in database, display listing,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3" calcext:value-type="date">
            <text:p>13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insert field in databas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3" calcext:value-type="date">
            <text:p>13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Integration on local machine and code study</text:p>
          </table:table-cell>
          <table:table-cell table:style-name="ce17" office:value-type="string" calcext:value-type="string">
            <text:p>Integration on local machine and code study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3" calcext:value-type="date">
            <text:p>13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View file Integration</text:p>
          </table:table-cell>
          <table:table-cell table:style-name="ce17" office:value-type="string" calcext:value-type="string">
            <text:p>View fil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4" calcext:value-type="date">
            <text:p>14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Bucap</text:p>
          </table:table-cell>
          <table:table-cell table:number-columns-repeated="2" table:style-name="ce15" office:value-type="string" calcext:value-type="string">
            <text:p>dynamic module edit, search, valid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2" calcext:value-type="date">
            <text:p>12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5" office:value-type="string" calcext:value-type="string">
            <text:p>Barcode view page <text:s/>Integration</text:p>
          </table:table-cell>
          <table:table-cell table:style-name="ce17" office:value-type="string" calcext:value-type="string">
            <text:p>Integration of code in local pc ,code study and faldoni dinamic modul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4" calcext:value-type="date">
            <text:p>14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4" calcext:value-type="date">
            <text:p>14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Barcode view page <text:s/>Integration</text:p>
          </table:table-cell>
          <table:table-cell table:style-name="ce17" office:value-type="string" calcext:value-type="string">
            <text:p>Barcode view page <text:s/>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14" calcext:value-type="date">
            <text:p>14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insert field in database</text:p>
          </table:table-cell>
          <table:table-cell table:style-name="ce17" office:value-type="string" calcext:value-type="string">
            <text:p>insert field in databas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5" calcext:value-type="date">
            <text:p>15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Gettoni ticket solution databas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6" calcext:value-type="date">
            <text:p>16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Gestione Gettoni</text:p>
          </table:table-cell>
          <table:table-cell table:style-name="ce14" office:value-type="string" calcext:value-type="string">
            <text:p>Creation interface to view hierarchic ticket</text:p>
          </table:table-cell>
          <table:table-cell table:style-name="ce18" office:value-type="string" calcext:value-type="string">
            <text:p>Creation interface to view hierarchic ticket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6" calcext:value-type="date">
            <text:p>16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9" calcext:value-type="date">
            <text:p>1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hanges in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19" calcext:value-type="date">
            <text:p>1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set cron job for import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19" calcext:value-type="date">
            <text:p>19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ticket hierarchic module</text:p>
          </table:table-cell>
          <table:table-cell table:style-name="ce17" office:value-type="string" calcext:value-type="string">
            <text:p>ticket hierarchic modu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19" calcext:value-type="date">
            <text:p>19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new changes</text:p>
          </table:table-cell>
          <table:table-cell table:style-name="ce17" office:value-type="string" calcext:value-type="string">
            <text:p>new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0" calcext:value-type="date">
            <text:p>20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piaggio carrello page changes</text:p>
          </table:table-cell>
          <table:table-cell table:style-name="ce17" office:value-type="string" calcext:value-type="string">
            <text:p>piaggio carrello page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0" calcext:value-type="date">
            <text:p>20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add attribute page changes</text:p>
          </table:table-cell>
          <table:table-cell table:style-name="ce17" office:value-type="string" calcext:value-type="string">
            <text:p>add attribute page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0" calcext:value-type="date">
            <text:p>20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set cron job for import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0" calcext:value-type="date">
            <text:p>20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add document button functionality</text:p>
          </table:table-cell>
          <table:table-cell table:style-name="ce17" office:value-type="string" calcext:value-type="string">
            <text:p>add document button functionality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0" calcext:value-type="date">
            <text:p>20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remove document button functionality</text:p>
          </table:table-cell>
          <table:table-cell table:style-name="ce17" office:value-type="string" calcext:value-type="string">
            <text:p>remove document button functionality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1" calcext:value-type="date">
            <text:p>21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changes on ticket page(ticket hierarchic)</text:p>
          </table:table-cell>
          <table:table-cell table:style-name="ce17" office:value-type="string" calcext:value-type="string">
            <text:p>changes on ticket page(ticket hierarchic)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1" calcext:value-type="date">
            <text:p>21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Bucap</text:p>
          </table:table-cell>
          <table:table-cell table:style-name="ce15" office:value-type="string" calcext:value-type="string">
            <text:p>changes of image 4 &amp; 5</text:p>
          </table:table-cell>
          <table:table-cell table:style-name="ce17" office:value-type="string" calcext:value-type="string">
            <text:p>changes of image 4 &amp; 5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1" calcext:value-type="date">
            <text:p>21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remove (minus button) document functionality</text:p>
          </table:table-cell>
          <table:table-cell table:style-name="ce17" office:value-type="string" calcext:value-type="string">
            <text:p>add document button functionality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1" calcext:value-type="date">
            <text:p>21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set cron job for import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1" calcext:value-type="date">
            <text:p>21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remove document functionality</text:p>
          </table:table-cell>
          <table:table-cell table:style-name="ce17" office:value-type="string" calcext:value-type="string">
            <text:p>remove document functionality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2" calcext:value-type="date">
            <text:p>22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ticket hierarchic completion</text:p>
          </table:table-cell>
          <table:table-cell table:style-name="ce17" office:value-type="string" calcext:value-type="string">
            <text:p>ticket hierarchic comple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2" calcext:value-type="date">
            <text:p>22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piaggio changes on attribute page</text:p>
          </table:table-cell>
          <table:table-cell table:style-name="ce17" office:value-type="string" calcext:value-type="string">
            <text:p>piaggio changes on attribute pag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2" calcext:value-type="date">
            <text:p>22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modifica documento page integration</text:p>
          </table:table-cell>
          <table:table-cell table:style-name="ce17" office:value-type="string" calcext:value-type="string">
            <text:p>modifica documento pag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2" calcext:value-type="date">
            <text:p>22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study the relationship in database and implement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2" calcext:value-type="date">
            <text:p>22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dropdown code integration (modifica documento page) </text:p>
          </table:table-cell>
          <table:table-cell table:style-name="ce17" office:value-type="string" calcext:value-type="string">
            <text:p>dropdown code integration (modifica documento page)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2" calcext:value-type="date">
            <text:p>22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modifica documento page integration</text:p>
          </table:table-cell>
          <table:table-cell table:style-name="ce17" office:value-type="string" calcext:value-type="string">
            <text:p>modifica documento page integration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piaggio changes 'add CHECKBOX after FINITURA selected' on attribute page piaggio</text:p>
          </table:table-cell>
          <table:table-cell table:style-name="ce17" office:value-type="string" calcext:value-type="string">
            <text:p>piaggio changes 'add CHECKBOX after FINITURA selected' on attribute page piaggio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add checkbox on carello page piaggio</text:p>
          </table:table-cell>
          <table:table-cell table:style-name="ce17" office:value-type="string" calcext:value-type="string">
            <text:p>add checkbox on carello page piaggio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3" calcext:value-type="date">
            <text:p>23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implement relationship in database and changes in import excel file according to relationship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3" calcext:value-type="date">
            <text:p>23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share sql server database with more local machine to work with </text:p>
          </table:table-cell>
          <table:table-cell table:style-name="ce17" office:value-type="string" calcext:value-type="string">
            <text:p>share sql server database with more local machine to work with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4" calcext:value-type="date">
            <text:p>24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Piaggio</text:p>
          </table:table-cell>
          <table:table-cell table:style-name="ce15" office:value-type="string" calcext:value-type="string">
            <text:p>ticket section testing</text:p>
          </table:table-cell>
          <table:table-cell table:style-name="ce17" office:value-type="string" calcext:value-type="string">
            <text:p>ticket section testing</text:p>
          </table:table-cell>
          <table:table-cell table:style-name="ce21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4" calcext:value-type="date">
            <text:p>24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6" calcext:value-type="date">
            <text:p>26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ticket viewer changes</text:p>
          </table:table-cell>
          <table:table-cell table:style-name="ce17" office:value-type="string" calcext:value-type="string">
            <text:p>ticket viewer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Gestione Gettoni</text:p>
          </table:table-cell>
          <table:table-cell table:style-name="ce16" office:value-type="string" calcext:value-type="string">
            <text:p>code import cronjob</text:p>
          </table:table-cell>
          <table:table-cell table:style-name="ce19" office:value-type="string" calcext:value-type="string">
            <text:p>code import cronjob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6" calcext:value-type="date">
            <text:p>26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6" office:value-type="string" calcext:value-type="string">
            <text:p>check cronjob on hostgator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7" calcext:value-type="date">
            <text:p>27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6" office:value-type="string" calcext:value-type="string">
            <text:p>implement send email when excel heder change in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7" calcext:value-type="date">
            <text:p>27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28" calcext:value-type="date">
            <text:p>28/09/2016</text:p>
          </table:table-cell>
          <table:table-cell table:style-name="ce5" office:value-type="string" calcext:value-type="string">
            <text:p>Akshay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6" office:value-type="string" calcext:value-type="string">
            <text:p>bucap changes</text:p>
          </table:table-cell>
          <table:table-cell table:style-name="ce19" office:value-type="string" calcext:value-type="string">
            <text:p>bucap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table:style-name="ce5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6" office:value-type="string" calcext:value-type="string">
            <text:p>bucap changes</text:p>
          </table:table-cell>
          <table:table-cell table:style-name="ce19" office:value-type="string" calcext:value-type="string">
            <text:p>bucap changes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home page changes of showing documento </text:p>
          </table:table-cell>
          <table:table-cell table:style-name="ce17" office:value-type="string" calcext:value-type="string">
            <text:p>home page changes of showing documento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8" calcext:value-type="date">
            <text:p>28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home page changes of showing documento </text:p>
          </table:table-cell>
          <table:table-cell table:style-name="ce17" office:value-type="string" calcext:value-type="string">
            <text:p>home page changes of showing documento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9" calcext:value-type="date">
            <text:p>29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style-name="ce15" office:value-type="string" calcext:value-type="string">
            <text:p>implement export excel file using different method</text:p>
          </table:table-cell>
          <table:table-cell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29" calcext:value-type="date">
            <text:p>29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5" office:value-type="string" calcext:value-type="string">
            <text:p>Continue home page changes of showing documento </text:p>
          </table:table-cell>
          <table:table-cell table:style-name="ce17" office:value-type="string" calcext:value-type="string">
            <text:p>Continue home page changes of showing documento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30" calcext:value-type="date">
            <text:p>30/09/2016</text:p>
          </table:table-cell>
          <table:table-cell table:style-name="ce6" office:value-type="string" calcext:value-type="string">
            <text:p>Yogesh Dobariya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Gestione Gettoni</text:p>
          </table:table-cell>
          <table:table-cell table:number-columns-repeated="2" table:style-name="ce15" office:value-type="string" calcext:value-type="string">
            <text:p>Continue import excel file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30" calcext:value-type="date">
            <text:p>30/09/2016</text:p>
          </table:table-cell>
          <table:table-cell table:style-name="ce6" office:value-type="string" calcext:value-type="string">
            <text:p>Chinjan Patel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4" office:value-type="string" calcext:value-type="string">
            <text:p>Continue home page changes of showing documento </text:p>
          </table:table-cell>
          <table:table-cell table:style-name="ce17" office:value-type="string" calcext:value-type="string">
            <text:p>Continue home page changes of showing documento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2" office:value-type="date" office:date-value="2016-09-30" calcext:value-type="date">
            <text:p>30/09/2016</text:p>
          </table:table-cell>
          <table:table-cell table:style-name="ce6" office:value-type="string" calcext:value-type="string">
            <text:p>Dakshay Khalasi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Bucap</text:p>
          </table:table-cell>
          <table:table-cell table:style-name="ce15" office:value-type="string" calcext:value-type="string">
            <text:p>Continue home page changes of showing documento </text:p>
          </table:table-cell>
          <table:table-cell table:style-name="ce17" office:value-type="string" calcext:value-type="string">
            <text:p>Continue home page changes of showing documento </text:p>
          </table:table-cell>
          <table:table-cell table:style-name="ce21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Aug.$A$1" table:cell-range-address="$Aug.$A$1:.$G$1"/>
        </table:named-expressions>
      </table:table>
      <table:table table:name="Sept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a1" table:target-range-address="Aug.A1:Aug.G1" table:display-filter-buttons="true"/>
        <table:database-range table:name="__Anonymous_Sheet_DB__0" table:target-range-address="Aug.A1:Aug.G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pt" style:display-name="PageStyle_Se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ort</dc:title>
    <meta:initial-creator>Unknown Creator</meta:initial-creator>
    <meta:editing-cycles>6</meta:editing-cycles>
    <meta:creation-date>2016-09-02T13:44:08</meta:creation-date>
    <dc:date>2016-10-04T13:00:03.273152060</dc:date>
    <dc:language>en-US</dc:language>
    <meta:editing-duration>PT18M48S</meta:editing-duration>
    <meta:generator>LibreOffice/5.1.4.2$Linux_X86_64 LibreOffice_project/10m0$Build-2</meta:generator>
    <meta:document-statistic meta:table-count="2" meta:cell-count="581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